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.275cm" fo:min-width="1.6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eeeeee" draw:textarea-horizontal-align="justify" draw:textarea-vertical-align="middle" draw:auto-grow-height="false" fo:min-height="0.451cm" fo:min-width="0.181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5cm" draw:marker-end="Symmetric_20_Arrow" draw:marker-end-width="0.357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25cm" svg:stroke-color="#000000" draw:marker-start-width="0.229cm" draw:marker-end="Arrow" draw:marker-end-width="0.075cm" draw:fill="solid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29cm" draw:marker-end="Symmetric_20_Arrow" draw:marker-end-width="0.229cm" draw:fill="none" draw:fill-color="#ffffff" draw:textarea-horizontal-align="left" draw:auto-grow-height="true" draw:auto-grow-width="true" fo:min-height="0.589cm" fo:min-width="0.269cm" fo:padding-top="0.137cm" fo:padding-bottom="0.137cm" fo:padding-left="0.262cm" fo:padding-right="0.262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.275cm" fo:min-width="1.43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.275cm" fo:min-width="1.035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.113cm" fo:min-width="1.432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25cm" svg:stroke-color="#000000" draw:marker-start-width="0.229cm" draw:marker-end="" draw:marker-end-width="0.229cm" draw:fill="solid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width="0.025cm" svg:stroke-color="#000000" draw:marker-start-width="0.229cm" draw:marker-end="Symmetric_20_Arrow" draw:marker-end-width="0.229cm" draw:fill="none" draw:fill-color="#ffffff" draw:textarea-horizontal-align="left" draw:auto-grow-height="true" draw:auto-grow-width="true" fo:min-height="0.513cm" fo:min-width="3.177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draw:stroke="none" svg:stroke-width="0.025cm" svg:stroke-color="#000000" draw:marker-start-width="0.229cm" draw:marker-end="Symmetric_20_Arrow" draw:marker-end-width="0.229cm" draw:fill="none" draw:fill-color="#ffffff" draw:textarea-horizontal-align="left" draw:auto-grow-height="true" draw:auto-grow-width="true" fo:min-height="0.513cm" fo:min-width="1.043cm" fo:padding-top="0.137cm" fo:padding-bottom="0.137cm" fo:padding-left="0.262cm" fo:padding-right="0.262cm"/>
      <style:paragraph-properties style:writing-mode="lr-tb"/>
    </style:style>
    <style:style style:name="gr14" style:family="graphic" style:parent-style-name="standard">
      <style:graphic-properties draw:stroke="none" svg:stroke-width="0.025cm" svg:stroke-color="#000000" draw:marker-start-width="0.229cm" draw:marker-end="Symmetric_20_Arrow" draw:marker-end-width="0.229cm" draw:fill="none" draw:fill-color="#ffffff" draw:textarea-horizontal-align="left" draw:auto-grow-height="true" draw:auto-grow-width="true" fo:min-height="0.513cm" fo:min-width="2.034cm" fo:padding-top="0.137cm" fo:padding-bottom="0.137cm" fo:padding-left="0.262cm" fo:padding-right="0.262cm"/>
      <style:paragraph-properties style:writing-mode="lr-tb"/>
    </style:style>
    <style:style style:name="gr15" style:family="graphic" style:parent-style-name="standard">
      <style:graphic-properties draw:stroke="none" svg:stroke-width="0.025cm" svg:stroke-color="#000000" draw:marker-start-width="0.229cm" draw:marker-end="Symmetric_20_Arrow" draw:marker-end-width="0.229cm" draw:fill="none" draw:fill-color="#ffffff" draw:textarea-horizontal-align="left" draw:auto-grow-height="true" draw:auto-grow-width="true" fo:min-height="0.513cm" fo:min-width="0.28cm" fo:padding-top="0.137cm" fo:padding-bottom="0.137cm" fo:padding-left="0.262cm" fo:padding-right="0.262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5pt" style:font-size-complex="15pt"/>
    </style:style>
    <style:style style:name="P2" style:family="paragraph">
      <loext:graphic-properties draw:fill-color="#eeeeee"/>
      <style:paragraph-properties fo:text-align="center" style:writing-mode="lr-tb"/>
      <style:text-properties fo:font-size="14pt" style:font-size-asian="15pt" style:font-size-complex="15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eeeeee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24pt" fo:font-weight="normal" style:font-size-asian="26pt" style:font-weight-asian="normal" style:font-size-complex="26pt" style:font-weight-complex="normal"/>
    </style:style>
    <style:style style:name="T1" style:family="text">
      <style:text-properties fo:font-size="14pt" style:font-size-asian="15pt" style:font-size-complex="15pt"/>
    </style:style>
    <style:style style:name="T2" style:family="text">
      <style:text-properties fo:font-size="20pt" style:font-size-asian="22pt" style:font-size-complex="22pt"/>
    </style:style>
    <style:style style:name="T3" style:family="text">
      <style:text-properties style:font-name="Liberation Sans2" fo:font-size="15pt" style:font-name-asian="Liberation Sans2" style:font-size-asian="16pt" style:font-name-complex="Liberation Sans2" style:font-size-complex="16pt"/>
    </style:style>
    <style:style style:name="T4" style:family="text">
      <style:text-properties fo:font-size="12pt" style:font-size-asian="13pt" style:font-size-complex="13pt"/>
    </style:style>
    <style:style style:name="T5" style:family="text">
      <style:text-properties style:text-position="33% 58%" fo:font-size="12pt" style:font-size-asian="13pt" style:font-size-complex="13pt"/>
    </style:style>
    <style:style style:name="T6" style:family="text">
      <style:text-properties style:font-name="Liberation Sans2" fo:font-size="22pt" style:font-name-asian="Liberation Sans2" style:font-size-asian="24pt" style:font-name-complex="Liberation Sans2" style:font-size-complex="24pt"/>
    </style:style>
    <style:style style:name="T7" style:family="text">
      <style:text-properties style:font-name="Liberation Sans2" fo:font-size="18pt" style:font-name-asian="Liberation Sans2" style:font-size-asian="20pt" style:font-name-complex="Liberation Sans2" style:font-size-complex="20pt"/>
    </style:style>
    <style:style style:name="T8" style:family="text">
      <style:text-properties style:font-name="Liberation Sans2" fo:font-size="13pt" style:font-name-asian="Liberation Sans2" style:font-size-asian="14pt" style:font-name-complex="Liberation Sans2" style:font-size-complex="14pt"/>
    </style:style>
    <style:style style:name="T9" style:family="text">
      <style:text-properties style:text-position="-33% 58%" fo:font-size="12pt" style:font-size-asian="13pt" style:font-size-complex="13pt"/>
    </style:style>
    <style:style style:name="T10" style:family="text">
      <style:text-properties fo:font-size="13pt" fo:font-weight="bold" style:font-size-asian="14pt" style:font-weight-asian="bold" style:font-size-complex="14pt" style:font-weight-complex="bold"/>
    </style:style>
    <style:style style:name="T11" style:family="text">
      <style:text-properties fo:font-size="26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204cm" svg:height="1.559cm" svg:x="5.51cm" svg:y="2.576cm">
          <text:p text:style-name="P1"><text:span text:style-name="T1">Acc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1.009cm" svg:height="1.039cm" svg:x="3.032cm" svg:y="3.442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s" svg:x1="4.041cm" svg:y1="3.962cm" svg:x2="5.51cm" svg:y2="3.355cm" draw:start-shape="id1" draw:start-glue-point="10" draw:end-shape="id2" draw:end-glue-point="3" svg:d="M4041 3962h518l433-607h518" svg:viewBox="0 0 1470 608">
          <text:p/>
        </draw:connector>
        <draw:connector draw:style-name="gr4" draw:text-style-name="P5" draw:layer="layout" draw:type="lines" svg:x1="7.714cm" svg:y1="3.355cm" svg:x2="9.128cm" svg:y2="3.355cm" draw:start-shape="id2" draw:start-glue-point="1" draw:end-shape="id3" draw:end-glue-point="3" svg:d="M7714 3355h518 378 518" svg:viewBox="0 0 1415 1">
          <text:p/>
        </draw:connector>
        <draw:line draw:style-name="gr5" draw:text-style-name="P5" draw:layer="layout" svg:x1="8.366cm" svg:y1="3.338cm" svg:x2="8.366cm" svg:y2="1.814cm">
          <text:p/>
        </draw:line>
        <draw:line draw:style-name="gr5" draw:text-style-name="P5" draw:layer="layout" svg:x1="8.366cm" svg:y1="1.814cm" svg:x2="9.636cm" svg:y2="1.814cm">
          <text:p/>
        </draw:line>
        <draw:line draw:style-name="gr5" draw:text-style-name="P5" draw:layer="layout" svg:x1="9.631cm" svg:y1="1.825cm" svg:x2="10.393cm" svg:y2="1.317cm">
          <text:p/>
        </draw:line>
        <draw:line draw:style-name="gr5" draw:text-style-name="P5" draw:layer="layout" svg:x1="10.652cm" svg:y1="1.814cm" svg:x2="12.303cm" svg:y2="1.814cm">
          <text:p/>
        </draw:line>
        <draw:line draw:style-name="gr5" draw:text-style-name="P5" draw:layer="layout" svg:x1="12.003cm" svg:y1="1.814cm" svg:x2="12.003cm" svg:y2="3.338cm">
          <text:p/>
        </draw:line>
        <draw:connector draw:style-name="gr6" draw:text-style-name="P5" draw:layer="layout" draw:type="lines" svg:x1="10.229cm" svg:y1="4.606cm" svg:x2="10.23cm" svg:y2="4.135cm" draw:end-shape="id3" draw:end-glue-point="2" svg:d="M10229 4606l1 46v-517" svg:viewBox="0 0 2 518">
          <text:p/>
        </draw:connector>
        <draw:frame draw:style-name="gr7" draw:text-style-name="P6" draw:layer="layout" svg:width="0.793cm" svg:height="0.863cm" svg:x="9.842cm" svg:y="4.595cm">
          <draw:text-box>
            <text:p><text:span text:style-name="T3">λ</text:span></text:p>
          </draw:text-box>
        </draw:frame>
        <draw:custom-shape draw:style-name="gr1" draw:text-style-name="P2" xml:id="id4" draw:id="id4" draw:layer="layout" svg:width="2.204cm" svg:height="1.559cm" svg:x="12.714cm" svg:y="2.576cm">
          <text:p text:style-name="P1"><text:span text:style-name="T4">1</text:span><text:span text:style-name="T5">st</text:span><text:span text:style-name="T4">-order</text:span></text:p>
          <text:p text:style-name="P1"><text:span text:style-name="T4"><text:s/></text:span><text:span text:style-name="T4">LPF I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s" svg:x1="11.3cm" svg:y1="3.355cm" svg:x2="12.714cm" svg:y2="3.355cm" draw:end-shape="id4" draw:end-glue-point="3" svg:d="M11300 3355h896 518" svg:viewBox="0 0 1415 1">
          <text:p/>
        </draw:connector>
        <draw:line draw:style-name="gr5" draw:text-style-name="P5" draw:layer="layout" svg:x1="11.952cm" svg:y1="1.814cm" svg:x2="13.222cm" svg:y2="1.814cm">
          <text:p/>
        </draw:line>
        <draw:line draw:style-name="gr5" draw:text-style-name="P5" draw:layer="layout" svg:x1="13.217cm" svg:y1="1.825cm" svg:x2="13.979cm" svg:y2="1.317cm">
          <text:p/>
        </draw:line>
        <draw:connector draw:style-name="gr6" draw:text-style-name="P5" draw:layer="layout" draw:type="lines" svg:x1="13.815cm" svg:y1="4.606cm" svg:x2="13.816cm" svg:y2="4.135cm" draw:end-shape="id4" draw:end-glue-point="2" svg:d="M13815 4606l1 46v-517" svg:viewBox="0 0 2 518">
          <text:p/>
        </draw:connector>
        <draw:frame draw:style-name="gr7" draw:text-style-name="P6" draw:layer="layout" svg:width="0.793cm" svg:height="0.863cm" svg:x="13.428cm" svg:y="4.595cm">
          <draw:text-box>
            <text:p><text:span text:style-name="T3">λ</text:span></text:p>
          </draw:text-box>
        </draw:frame>
        <draw:custom-shape draw:style-name="gr1" draw:text-style-name="P2" xml:id="id3" draw:id="id3" draw:layer="layout" svg:width="2.204cm" svg:height="1.559cm" svg:x="9.128cm" svg:y="2.576cm">
          <text:p text:style-name="P1"><text:span text:style-name="T4">1</text:span><text:span text:style-name="T5">st</text:span><text:span text:style-name="T4">-order</text:span></text:p>
          <text:p text:style-name="P1"><text:span text:style-name="T4"><text:s/></text:span><text:span text:style-name="T4">LPF I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4.261cm" svg:y1="1.805cm" svg:x2="15.912cm" svg:y2="1.805cm">
          <text:p/>
        </draw:line>
        <draw:line draw:style-name="gr5" draw:text-style-name="P5" draw:layer="layout" svg:x1="15.612cm" svg:y1="1.805cm" svg:x2="15.612cm" svg:y2="3.329cm">
          <text:p/>
        </draw:line>
        <draw:custom-shape draw:style-name="gr1" draw:text-style-name="P2" xml:id="id5" draw:id="id5" draw:layer="layout" svg:width="2.204cm" svg:height="1.559cm" svg:x="16.323cm" svg:y="2.567cm">
          <text:p text:style-name="P1"><text:span text:style-name="T4">1</text:span><text:span text:style-name="T5">st</text:span><text:span text:style-name="T4">-order</text:span></text:p>
          <text:p text:style-name="P1"><text:span text:style-name="T4"><text:s/></text:span><text:span text:style-name="T4">LPF I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s" svg:x1="14.909cm" svg:y1="3.346cm" svg:x2="16.323cm" svg:y2="3.346cm" draw:end-shape="id5" draw:end-glue-point="3" svg:d="M14909 3346h896 518" svg:viewBox="0 0 1415 1">
          <text:p/>
        </draw:connector>
        <draw:line draw:style-name="gr5" draw:text-style-name="P5" draw:layer="layout" svg:x1="15.561cm" svg:y1="1.805cm" svg:x2="16.831cm" svg:y2="1.805cm">
          <text:p/>
        </draw:line>
        <draw:line draw:style-name="gr5" draw:text-style-name="P5" draw:layer="layout" svg:x1="16.826cm" svg:y1="1.816cm" svg:x2="17.588cm" svg:y2="1.308cm">
          <text:p/>
        </draw:line>
        <draw:connector draw:style-name="gr6" draw:text-style-name="P5" draw:layer="layout" draw:type="lines" svg:x1="17.424cm" svg:y1="4.597cm" svg:x2="17.425cm" svg:y2="4.126cm" draw:end-shape="id5" draw:end-glue-point="2" svg:d="M17424 4597l1 46v-517" svg:viewBox="0 0 2 518">
          <text:p/>
        </draw:connector>
        <draw:frame draw:style-name="gr7" draw:text-style-name="P6" draw:layer="layout" svg:width="0.793cm" svg:height="0.863cm" svg:x="17.037cm" svg:y="4.586cm">
          <draw:text-box>
            <text:p><text:span text:style-name="T3">λ</text:span></text:p>
          </draw:text-box>
        </draw:frame>
        <draw:line draw:style-name="gr5" draw:text-style-name="P5" draw:layer="layout" svg:x1="17.896cm" svg:y1="1.805cm" svg:x2="19.279cm" svg:y2="1.805cm">
          <text:p/>
        </draw:line>
        <draw:line draw:style-name="gr5" draw:text-style-name="P5" xml:id="id7" draw:id="id7" draw:layer="layout" svg:x1="19.247cm" svg:y1="1.805cm" svg:x2="19.247cm" svg:y2="3.329cm">
          <text:p/>
        </draw:line>
        <draw:connector draw:style-name="gr4" draw:text-style-name="P5" draw:layer="layout" draw:type="lines" svg:x1="18.544cm" svg:y1="3.346cm" svg:x2="21.123cm" svg:y2="3.346cm" draw:end-shape="id6" draw:end-glue-point="3" svg:d="M18544 3346h2061 518" svg:viewBox="0 0 2580 1">
          <text:p/>
        </draw:connector>
        <draw:custom-shape draw:style-name="gr8" draw:text-style-name="P2" xml:id="id6" draw:id="id6" draw:layer="layout" svg:width="1.966cm" svg:height="1.559cm" svg:x="21.123cm" svg:y="2.567cm">
          <text:p text:style-name="P1"><text:span text:style-name="T6">α</text:span></text:p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204cm" svg:height="1.559cm" svg:x="19.787cm" svg:y="4.98cm">
          <text:p text:style-name="P1"><text:span text:style-name="T1">Acc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9" draw:id="id9" draw:layer="layout" svg:width="1.569cm" svg:height="1.559cm" svg:x="22.917cm" svg:y="4.98cm">
          <text:p text:style-name="P1"><text:span text:style-name="T7">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s" svg:x1="19.247cm" svg:y1="3.329cm" svg:x2="19.787cm" svg:y2="5.759cm" draw:start-shape="id7" draw:start-glue-point="2" draw:end-shape="id8" draw:end-glue-point="3" svg:d="M19247 3329v518l22 1912h518" svg:viewBox="0 0 541 2431">
          <text:p/>
        </draw:connector>
        <draw:connector draw:style-name="gr4" draw:text-style-name="P5" draw:layer="layout" draw:type="lines" svg:x1="21.991cm" svg:y1="5.759cm" svg:x2="22.917cm" svg:y2="5.759cm" draw:start-shape="id8" draw:start-glue-point="1" draw:end-shape="id9" draw:end-glue-point="3" svg:d="M21991 5759h518-111 519" svg:viewBox="0 0 927 1">
          <text:p/>
        </draw:connector>
        <draw:custom-shape draw:style-name="gr2" draw:text-style-name="P4" xml:id="id10" draw:id="id10" draw:layer="layout" svg:width="1.009cm" svg:height="1.039cm" svg:x="25.763cm" svg:y="3.075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s" svg:x1="23.089cm" svg:y1="3.346cm" svg:x2="25.763cm" svg:y2="3.595cm" draw:start-shape="id6" draw:start-glue-point="1" draw:end-shape="id10" draw:end-glue-point="6" svg:d="M23089 3346h518l1637 249h519" svg:viewBox="0 0 2675 250">
          <text:p/>
        </draw:connector>
        <draw:connector draw:style-name="gr4" draw:text-style-name="P5" draw:layer="layout" draw:type="lines" svg:x1="24.486cm" svg:y1="5.759cm" svg:x2="26.268cm" svg:y2="4.114cm" draw:start-shape="id9" draw:start-glue-point="1" draw:end-shape="id10" draw:end-glue-point="8" svg:d="M24486 5759h517l1265-1127v-518" svg:viewBox="0 0 1783 1646">
          <text:p/>
        </draw:connector>
        <draw:custom-shape draw:style-name="gr10" draw:text-style-name="P2" xml:id="id11" draw:id="id11" draw:layer="layout" svg:width="1.966cm" svg:height="1.397cm" svg:x="27.981cm" svg:y="2.821cm">
          <text:p text:style-name="P1"><text:span text:style-name="T8">1MHz</text:span></text:p>
          <text:p text:style-name="P1"><text:span text:style-name="T4">K</text:span><text:span text:style-name="T9">DCO_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s" svg:x1="26.772cm" svg:y1="3.583cm" svg:x2="27.966cm" svg:y2="3.588cm" svg:d="M26772 3583l1194 5" svg:viewBox="0 0 1195 6">
          <text:p/>
        </draw:connector>
        <draw:line draw:style-name="gr11" draw:text-style-name="P5" draw:layer="layout" svg:x1="28.269cm" svg:y1="3.456cm" svg:x2="29.666cm" svg:y2="3.456cm">
          <text:p/>
        </draw:line>
        <draw:connector draw:style-name="gr4" draw:text-style-name="P5" draw:layer="layout" draw:type="lines" svg:x1="29.947cm" svg:y1="3.519cm" svg:x2="31.115cm" svg:y2="3.524cm" draw:start-shape="id11" draw:start-glue-point="1" svg:d="M29947 3519h518l650 5" svg:viewBox="0 0 1169 6">
          <text:p/>
        </draw:connector>
        <draw:frame draw:style-name="gr12" draw:text-style-name="P7" draw:layer="layout" svg:width="3.701cm" svg:height="0.787cm" svg:x="30.074cm" svg:y="2.669cm">
          <draw:text-box>
            <text:p><text:span text:style-name="T10">dco_c_s_word</text:span></text:p>
          </draw:text-box>
        </draw:frame>
        <draw:frame draw:style-name="gr13" draw:text-style-name="P7" draw:layer="layout" svg:width="1.567cm" svg:height="0.787cm" svg:x="0.83cm" svg:y="3.431cm">
          <draw:text-box>
            <text:p><text:span text:style-name="T10">FCW</text:span></text:p>
          </draw:text-box>
        </draw:frame>
        <draw:connector draw:style-name="gr4" draw:text-style-name="P5" draw:layer="layout" draw:type="lines" svg:x1="2.167cm" svg:y1="3.961cm" svg:x2="3.032cm" svg:y2="3.964cm" svg:d="M2167 3961l865 3" svg:viewBox="0 0 866 4">
          <text:p/>
        </draw:connector>
        <draw:connector draw:style-name="gr4" draw:text-style-name="P5" draw:layer="layout" draw:type="lines" svg:x1="3.538cm" svg:y1="5.502cm" svg:x2="3.537cm" svg:y2="4.481cm" draw:end-shape="id1" draw:end-glue-point="8" svg:d="M3538 5502l-1-503v-518" svg:viewBox="0 0 2 1022">
          <text:p/>
        </draw:connector>
        <draw:frame draw:style-name="gr14" draw:text-style-name="P7" draw:layer="layout" svg:width="2.558cm" svg:height="0.787cm" svg:x="2.862cm" svg:y="5.463cm">
          <draw:text-box>
            <text:p><text:span text:style-name="T10">tdc_word</text:span></text:p>
          </draw:text-box>
        </draw:frame>
        <draw:frame draw:style-name="gr15" draw:text-style-name="P9" draw:layer="layout" svg:width="0.831cm" svg:height="1.3cm" svg:x="2.651cm" svg:y="3.948cm">
          <draw:text-box>
            <text:p text:style-name="P8"><text:span text:style-name="T11">-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4.2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2T14:35:05.470000000</meta:creation-date>
    <dc:date>2020-02-23T21:09:18.690000000</dc:date>
    <meta:editing-duration>PT3H48M21S</meta:editing-duration>
    <meta:editing-cycles>9</meta:editing-cycles>
    <meta:generator>LibreOffice/6.4.0.3$Windows_X86_64 LibreOffice_project/b0a288ab3d2d4774cb44b62f04d5d28733ac6df8</meta:generator>
    <meta:document-statistic meta:object-count="47"/>
  </office:meta>
</office:document-meta>
</file>